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>R</mi>
            <mrow>
              <mn>0</mn>
              <mo stretchy="false">=</mo>
              <mi>R</mi>
            </mrow>
          </mrow>
        </mtd>
      </mtr>
      <mtr>
        <mtd>
          <mrow>
            <mi>S</mi>
            <mrow>
              <mn>0</mn>
              <mo stretchy="false">=</mo>
              <mrow>
                <mi>S</mi>
                <mo stretchy="false">⋅</mo>
                <mover accent="true">
                  <mi>R</mi>
                  <mo>¯</mo>
                </mover>
              </mrow>
            </mrow>
          </mrow>
        </mtd>
      </mtr>
      <mtr>
        <mtd>
          <mrow/>
        </mtd>
      </mtr>
      <mtr>
        <mtd>
          <mrow>
            <mrow>
              <mi>R</mi>
              <mo stretchy="false">=</mo>
              <mn>0</mn>
            </mrow>
            <mrow>
              <mi>S</mi>
              <mo stretchy="false">=</mo>
              <mn>0</mn>
            </mrow>
          </mrow>
        </mtd>
      </mtr>
      <mtr>
        <mtd>
          <mrow>
            <mi>R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n>1</mn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row>
              <mi>R</mi>
              <mo stretchy="false">=</mo>
              <mn>1</mn>
            </mrow>
            <mrow>
              <mi>S</mi>
              <mo stretchy="false">=</mo>
              <mn>0</mn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0</mn>
                <mo stretchy="false">⋅</mo>
                <mn>0</mn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row>
              <mi>R</mi>
              <mo stretchy="false">=</mo>
              <mn>0</mn>
            </mrow>
            <mrow>
              <mi>S</mi>
              <mo stretchy="false">=</mo>
              <mn>1</mn>
            </mrow>
          </mrow>
        </mtd>
      </mtr>
      <mtr>
        <mtd>
          <mrow>
            <mi>R</mi>
            <mrow>
              <mn>0</mn>
              <mo stretchy="false">=</mo>
              <mn>0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over accent="true">
                  <mn>0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n>1</mn>
              </mrow>
            </mrow>
          </mrow>
        </mtd>
      </mtr>
      <mtr>
        <mtd>
          <mrow>
            <mi>S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row>
              <mi>R</mi>
              <mo stretchy="false">=</mo>
              <mn>1</mn>
            </mrow>
            <mrow>
              <mi>S</mi>
              <mo stretchy="false">=</mo>
              <mn>1</mn>
            </mrow>
          </mrow>
        </mtd>
      </mtr>
      <mtr>
        <mtd>
          <mrow>
            <mi>R</mi>
            <mrow>
              <mn>0</mn>
              <mo stretchy="false">=</mo>
              <mn>1</mn>
            </mrow>
          </mrow>
        </mtd>
      </mtr>
      <mtr>
        <mtd>
          <mrow/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over accent="true">
                  <mn>1</mn>
                  <mo>¯</mo>
                </mover>
              </mrow>
            </mrow>
          </mrow>
        </mtd>
      </mtr>
      <mtr>
        <mtd>
          <mrow>
            <mi>S</mi>
            <mrow>
              <mn>0</mn>
              <mo stretchy="false">=</mo>
              <mrow>
                <mn>1</mn>
                <mo stretchy="false">⋅</mo>
                <mn>0</mn>
              </mrow>
            </mrow>
          </mrow>
        </mtd>
      </mtr>
      <mtr>
        <mtd>
          <mrow>
            <mi>S</mi>
            <mrow>
              <mn>0</mn>
              <mo stretchy="false">=</mo>
              <mn>0</mn>
            </mrow>
          </mrow>
        </mtd>
      </mtr>
      <mtr>
        <mtd>
          <mrow/>
        </mtd>
      </mtr>
    </mtable>
    <annotation encoding="StarMath 5.0">R0=R newline
S0=S cdot overline{R} newline newline

R=0 S=0 newline
R0=0 newline newline
S0=0 cdot overline{0} newline
S0=0 cdot 1 newline
S0=0 newline newline

R=1 S=0 newline
R0=1 newline newline
S0=0 cdot overline{1} newline
S0=0 cdot 0 newline
S0=0 newline newline

R=0 S=1 newline
R0=0 newline newline
S0=1 cdot overline{0} newline
S0=1 cdot 1 newline
S0=1 newline newline

R=1 S=1 newline
R0=1 newline newline
S0=1 cdot overline{1} newline
S0=1 cdot 0 newline
S0=0 newline newline
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7:23:40.609871766</meta:creation-date>
    <dc:date>2024-04-23T08:28:50.619020784</dc:date>
    <meta:editing-duration>PT13M50S</meta:editing-duration>
    <meta:editing-cycles>5</meta:editing-cycles>
    <meta:generator>LibreOffice/7.6.5.2$Linux_X86_64 LibreOffice_project/60$Build-2</meta:generator>
  </office:meta>
</office:document-meta>
</file>